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f25" officeooo:paragraph-rsid="000d2f25"/>
    </style:style>
    <style:style style:name="T1" style:family="text">
      <style:text-properties officeooo:rsid="000f5021"/>
    </style:style>
    <style:style style:name="T2" style:family="text">
      <style:text-properties officeooo:rsid="000fa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ers des </text:span>table<text:span text:style-name="T1">s</text:span> d’association multi-clé<text:span text:style-name="T1">s</text:span> <text:span text:style-name="T1">rapides </text:span>pour Javascript</text:p>
      <text:p text:style-name="P1">Résumé</text:p>
      <text:p text:style-name="P1">Abstract</text:p>
      <text:p text:style-name="P1">Motivation</text:p>
      <text:p text:style-name="P1">Problématique</text:p>
      <text:p text:style-name="P1">* Map of Maps</text:p>
      <text:p text:style-name="P1">Les matrices d’adjacence</text:p>
      <text:p text:style-name="P1">Table à clés <text:s/>concaténées</text:p>
      <text:p text:style-name="P1">Cas de la table à deux clés</text:p>
      <text:p text:style-name="P1">Structure de données proposée</text:p>
      <text:p text:style-name="P1">* Les blovs canard-typés</text:p>
      <text:p text:style-name="P1">* <text:s/><text:span text:style-name="T2">Principe de rangement des blocs</text:span></text:p>
      <text:p text:style-name="P1">* L’allocateur dynamique de blocs</text:p>
      <text:p text:style-name="P1">* Génération de nombres pseudo aléatoi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6:20:41.392356236</meta:creation-date>
    <dc:date>2021-02-01T16:37:26.283749752</dc:date>
    <meta:editing-duration>PT6M3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55" meta:character-count="351" meta:non-whitespace-character-count="308"/>
  </office:meta>
</office:document-meta>
</file>